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AA</text:p>
      <text:p text:style-name="P2">Company Registration No. BBB</text:p>
      <text:p text:style-name="P2"><text:s/>(Incorporated in the Republic of Singapore)</text:p>
      <text:p text:style-name="P1"></text:p>
      <text:p text:style-name="P1"></text:p>
      <text:p text:style-name="P6">MINUTES OF THE FIRST ANNUAL GENERAL MEETING</text:p>
      <text:p text:style-name="P1"></text:p>
      <text:p text:style-name="P1"></text:p>
      <text:p text:style-name="P1">Date and Time<text:tab/> <text:s text:c="3"/>:<text:tab/> <text:s text:c="49"/>at 3.00 pm</text:p>
      <text:p text:style-name="P1"></text:p>
      <text:p text:style-name="P1">Venue<text:tab/><text:tab/> <text:s text:c="3"/>: <text:s/>Add-1 Add-2 Add-3 Add-4 <text:s text:c="33"/></text:p>
      <text:p text:style-name="P1"></text:p>
      <text:p text:style-name="P1">Present<text:tab/><text:tab/> <text:s text:c="3"/>: As per Attendance List</text:p>
      <text:p text:style-name="P7"></text:p>
      <text:p text:style-name="P1"></text:p>
      <text:p text:style-name="P1"></text:p>
      <text:p text:style-name="P4">CHAIRMAN</text:p>
      <text:p text:style-name="P1"><text:span text:style-name="T1">CCC</text:span> presided the meeting as Chairman.</text:p>
      <text:p text:style-name="P1"></text:p>
      <text:p text:style-name="P1"></text:p>
      <text:p text:style-name="P1">The following resolutions were passed and it was unanimously resolved :</text:p>
      <text:p text:style-name="P1"></text:p>
      <text:p text:style-name="P1"></text:p>
      <text:p text:style-name="P3">NOTICE OF MEETING</text:p>
      <text:p text:style-name="P1"><text:s/>“That the formality of issuing two weeks’ notice to call this meeting be and hereby waived."</text:p>
      <text:p text:style-name="P1"></text:p>
      <text:p text:style-name="P1"></text:p>
      <text:p text:style-name="P4">DIRECTOR’S REPORT AND UNAUDITED FINANCIAL STATEMENTS</text:p>
      <text:p text:style-name="P1">“That the Director’s Report together with the unaudited Financial Statements for the financial period from <text:span text:style-name="T1">D1M1YYY1</text:span> to <text:span text:style-name="T1">DDMMYYYY</text:span> thereon, be and are hereby considered and adopted.”</text:p>
      <text:p text:style-name="P1"></text:p>
      <text:p text:style-name="P1"></text:p>
      <text:p text:style-name="P4">DIRECTOR’S REMUNERATION</text:p>
      <text:p text:style-name="P1">“That the Director’s remuneration being paid to the following Director for the financial period from</text:p>
      <text:p text:style-name="P1"><text:span text:style-name="T1">D1M1YYY1</text:span> to <text:span text:style-name="T1">DDMMYYYY</text:span> be and is hereby approved.”</text:p>
      <text:p text:style-name="P1"></text:p>
      <text:p text:style-name="P1"><text:tab/><text:span text:style-name="T1">Name</text:span><text:tab/><text:tab/><text:tab/><text:tab/><text:span text:style-name="T1">Amount</text:span></text:p>
      <text:p text:style-name="P1"><text:tab/>CCC<text:tab/><text:tab/><text:tab/><text:tab/>S$</text:p>
      <text:p text:style-name="P1"></text:p>
      <text:p text:style-name="P4">DIRECTOR’S REMUNERATION</text:p>
      <text:p text:style-name="P1">“That no Director’s remuneration be payable for the financial period from <text:span text:style-name="T1">D1M1YYY1</text:span> to </text:p>
      <text:p text:style-name="P1"><text:span text:style-name="T1">DDMMYYYY</text:span>.”</text:p>
      <text:p text:style-name="P1"></text:p>
      <text:p text:style-name="P1"></text:p>
      <text:p text:style-name="P4">RE‑ELECTION OF DIRECTOR</text:p>
      <text:p text:style-name="P1">“That <text:span text:style-name="T1">CCC</text:span>, retiring pursuant to Article 63 of the Articles of Association of the Company and being eligible for re-election, be and is hereby re-elected as the Director of the Company.”</text:p>
      <text:p text:style-name="P1"></text:p>
      <text:p text:style-name="P1"></text:p>
      <text:p text:style-name="P1"><text:span text:style-name="T2">CONCLUSION</text:span> </text:p>
      <text:p text:style-name="P1">There being no other business, the meeting terminated with a vote of thanks to the Chairman.</text:p>
      <text:p text:style-name="P1"></text:p>
      <text:p text:style-name="P1">Certified As True Records of Minutes</text:p>
      <text:p text:style-name="P1"></text:p>
      <text:p text:style-name="P1">________________________________</text:p>
      <text:p text:style-name="P1">CCC</text:p>
      <text:p text:style-name="P1">Chair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0:49</meta:creation-date>
    <dc:date>2015-10-31T22:46:36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55" meta:word-count="211" meta:character-count="1524" meta:non-whitespace-character-count="1176"/>
    <meta:generator>LibreOffice/3.5$Linux_X86_64 LibreOffice_project/350m1$Build-2</meta:generator>
  </office:meta>
</office:document-meta>
</file>